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color="#000000" fo:font-size="16pt" style:font-size-asian="16pt" style:font-size-complex="16pt"/>
    </style:style>
    <style:style style:name="P3" style:parent-style-name="Normal" style:family="paragraph">
      <style:text-properties style:font-name="Helvetica" fo:language="mt" fo:country="MT"/>
    </style:style>
    <style:style style:name="P4" style:parent-style-name="Normal" style:family="paragraph">
      <style:text-properties style:font-name="Helvetica" fo:language="mt" fo:country="MT"/>
    </style:style>
    <style:style style:name="P5" style:parent-style-name="Normal" style:family="paragraph">
      <style:text-properties style:font-name="Helvetica" fo:language="mt" fo:country="MT"/>
    </style:style>
    <style:style style:name="P6" style:parent-style-name="Normal" style:family="paragraph">
      <style:text-properties style:font-name="Helvetica" fo:language="mt" fo:country="MT"/>
    </style:style>
    <style:style style:name="P7" style:parent-style-name="Normal" style:family="paragraph">
      <style:text-properties style:font-name="Helvetica" fo:language="mt" fo:country="MT"/>
    </style:style>
    <style:style style:name="P8" style:parent-style-name="Normal" style:family="paragraph">
      <style:text-properties style:font-name="Helvetica" fo:language="mt" fo:country="MT"/>
    </style:style>
    <style:style style:name="P9" style:parent-style-name="Normal" style:family="paragraph">
      <style:text-properties style:font-name="Helvetica" fo:language="mt" fo:country="MT"/>
    </style:style>
    <style:style style:name="P10" style:parent-style-name="Normal" style:family="paragraph">
      <style:text-properties style:font-name="Helvetica" fo:language="mt" fo:country="MT"/>
    </style:style>
    <style:style style:name="P11" style:parent-style-name="Normal" style:family="paragraph">
      <style:text-properties fo:language="en" fo:country="GB"/>
    </style:style>
  </office:automatic-styles>
  <office:body>
    <office:text text:use-soft-page-breaks="true">
      <text:p text:style-name="P1"><text:span text:style-name="T2">St. Peter and St. Nicholas Chapel Designs</text:span></text:p>
      <text:p text:style-name="P3">By Bernard Bugeja</text:p>
      <text:p text:style-name="P4">AUD 5103 - Design Workshop (Conservation)</text:p>
      <text:p text:style-name="P5"/>
      <text:p text:style-name="P6">The aim of this design project was to rehabilitate and give a new use to two disused chapels found in the medieval city of Mdina.<text:s text:c="2"/>The untapped potential of these<text:s/>chapels, which nowadays act as storage spaces for the parish,<text:s/>is<text:s/>vast and these can be easily converted into a private or public space. <text:s/>The following illustrated designs are a hint of the amount of rehabilitation ideas which were generated during the inital stages of the design process.</text:p>
      <text:p text:style-name="P7"/>
      <text:p text:style-name="P8">Although many locals and tourists alike visit Mdina for a short while, few are those who really get to immerse themselves in the reality of living in the walled city. <text:s/>It was therefore decided to<text:s/>convert the St. Peter chapel into a rentable residence. <text:s/>The idea was for the<text:s/>occupier/s<text:s/>to gain<text:s/>an immersive<text:s/>experience of Mdina<text:s/>through an actual accomodation, something which a hotel may not necessarily offer. <text:s/>The main feature of design, the three chipboard units, revolves around<text:s/>the<text:s/>tight area of the interiors of the chapel. <text:s/>These three chipboard units<text:s/>move along rails, and allow the space to be altered according to the needs of the occupant/s at that moment in time. <text:s/>These shift from a kitchen and preperation area, to a sleeping area, to a wardrobe area and finally a washing/ironing area. <text:s/></text:p>
      <text:p text:style-name="P9"/>
      <text:p text:style-name="P10">The<text:s/>large amount of sunlight entering and the<text:s/>interior height of the St. Nicholas chapel<text:s/>were two characteristics which were exploited in<text:s/>transforming this chapel into an artist workspace and<text:s/>gallery. <text:s/>The user<text:s/>would<text:s/>experience art hung from strategic points in the chapel<text:s/>upon climbing<text:s/>up the helical staircase.<text:s/>This experience culminates in the cupola of the chapel, where one can experience both the cupola’s architecture and the verticality of the below space. <text:s/>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rnard Bugeja</meta:initial-creator>
    <dc:creator>Bernard Bugeja</dc:creator>
    <meta:creation-date>2020-10-22T21:36:00Z</meta:creation-date>
    <dc:date>2020-10-24T10:29:00Z</dc:date>
    <meta:template xlink:href="Normal" xlink:type="simple"/>
    <meta:editing-cycles>2</meta:editing-cycles>
    <meta:editing-duration>PT101580S</meta:editing-duration>
    <meta:document-statistic meta:page-count="1" meta:paragraph-count="3" meta:word-count="272" meta:character-count="1823" meta:row-count="12" meta:non-whitespace-character-count="1554"/>
  </office:meta>
</office:document-meta>
</file>